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ReportParserHandler.endElement( String uri , String localName , String q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ReportParser.getArtifa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xXmlReportParser.getModuleRevision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XmlReportParser.getArtifactRe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portParser.parse( File repor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ReportParser.getDependencyRevision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xXmlReportParser.getResolved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portParser.getResolvedMod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portParser.getMetadataArtifactReport( ModuleRevision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XmlReportParser.SaxXmlReportParser( File re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ReportParser.getArtifactRepor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xXmlReportParser.parseBoolean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portParserHandler.startElement( String uri , String localName , String qName , Attributes attributes )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4">
            <text:p text:style-name="Table_20_Contents">124</text:p>
          </table:table-cell>
        </table:table-row>
        <table:table-row>
          <table:table-cell office:value-type="string">
            <text:p text:style-name="Table_20_Contents">SaxXmlReportParser.getRealModuleRevision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XmlReportParser.getArtifa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XmlReportParser.getMetadataArtifactReport( ModuleRevision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ReportParserHandler.getMaxPo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axXmlReportParser.pa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ReportParser.getRealDependencyRevision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